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textarea-vertical-align="middle" draw:auto-grow-height="false" fo:min-height="0.07cm" fo:min-width="0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39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407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2.544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6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83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447cm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77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64cm" fo:min-width="1.786cm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.41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1.666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148cm" fo:min-width="2.422cm" draw:shadow-offset-x="0.203cm" draw:shadow-offset-y="0.20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65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8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1.22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.111cm"/>
    </style:style>
    <style:style style:name="gr24" style:family="graphic" style:parent-style-name="standard">
      <style:graphic-properties draw:stroke="solid" svg:stroke-color="#000000" draw:fill="solid" draw:fill-color="#99ff66" draw:auto-grow-height="true" draw:auto-grow-width="false" fo:max-height="0cm" fo:min-height="1.111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solid" draw:fill-color="#99ff66"/>
    </style:style>
    <style:style style:name="P8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334cm" svg:height="1.673cm" svg:x="1.524cm" svg:y="0.613cm">
          <draw:text-box>
            <text:p>Create message at sender</text:p>
          </draw:text-box>
        </draw:frame>
        <draw:frame draw:style-name="gr1" draw:text-style-name="P1" xml:id="id14" draw:id="id14" draw:layer="layout" svg:width="5.334cm" svg:height="1.673cm" svg:x="1.524cm" svg:y="3.661cm">
          <draw:text-box>
            <text:p>Connection at Receiver</text:p>
          </draw:text-box>
        </draw:frame>
        <draw:custom-shape draw:style-name="gr2" draw:text-style-name="P2" draw:layer="layout" svg:width="0.508cm" svg:height="1.016cm" svg:x="3.81cm" svg:y="2.54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3" draw:text-style-name="P1" draw:layer="layout" svg:width="1.778cm" svg:height="0.645cm" svg:x="4.572cm" svg:y="2.54cm">
          <draw:text-box>
            <text:p><text:span text:style-name="T1">TCP</text:span></text:p>
          </draw:text-box>
        </draw:frame>
        <draw:g>
          <draw:frame draw:style-name="gr4" draw:text-style-name="P1" draw:layer="layout" svg:width="11.176cm" svg:height="4.064cm" svg:x="1.178cm" svg:y="7.582cm">
            <draw:text-box>
              <text:p>Message Header (buffer, length)</text:p>
            </draw:text-box>
          </draw:frame>
          <draw:frame draw:style-name="gr5" draw:text-style-name="P3" draw:layer="layout" svg:width="2.794cm" svg:height="0.657cm" draw:transform="rotate (1.5707963267949) translate (1.224cm 11.684cm)">
            <draw:text-box>
              <text:p><text:span text:style-name="T2">Control seg</text:span></text:p>
            </draw:text-box>
          </draw:frame>
          <draw:frame draw:style-name="gr5" draw:text-style-name="P3" draw:layer="layout" svg:width="2.794cm" svg:height="0.657cm" draw:transform="rotate (1.5707963267949) translate (2.558cm 11.684cm)">
            <draw:text-box>
              <text:p><text:span text:style-name="T2">Time sent</text:span></text:p>
            </draw:text-box>
          </draw:frame>
          <draw:frame draw:style-name="gr5" draw:text-style-name="P3" draw:layer="layout" svg:width="2.794cm" svg:height="0.657cm" draw:transform="rotate (1.5707963267949) translate (3.199cm 11.684cm)">
            <draw:text-box>
              <text:p><text:span text:style-name="T2">Data type</text:span></text:p>
            </draw:text-box>
          </draw:frame>
          <draw:frame draw:style-name="gr5" draw:text-style-name="P3" draw:layer="layout" svg:width="2.794cm" svg:height="0.657cm" draw:transform="rotate (1.5707963267949) translate (3.9cm 11.684cm)">
            <draw:text-box>
              <text:p><text:span text:style-name="T2">Origin</text:span></text:p>
            </draw:text-box>
          </draw:frame>
          <draw:frame draw:style-name="gr5" draw:text-style-name="P3" draw:layer="layout" svg:width="2.794cm" svg:height="0.657cm" draw:transform="rotate (1.5707963267949) translate (4.601cm 11.684cm)">
            <draw:text-box>
              <text:p><text:span text:style-name="T2">Origin time</text:span></text:p>
            </draw:text-box>
          </draw:frame>
          <draw:frame draw:style-name="gr5" draw:text-style-name="P3" draw:layer="layout" svg:width="2.794cm" svg:height="0.657cm" draw:transform="rotate (1.5707963267949) translate (1.925cm 11.684cm)">
            <draw:text-box>
              <text:p><text:span text:style-name="T2">Message typ</text:span></text:p>
            </draw:text-box>
          </draw:frame>
          <draw:frame draw:style-name="gr5" draw:text-style-name="P3" draw:layer="layout" svg:width="2.794cm" svg:height="0.657cm" draw:transform="rotate (1.5707963267949) translate (5.302cm 11.684cm)">
            <draw:text-box>
              <text:p><text:span text:style-name="T2">Data length</text:span></text:p>
            </draw:text-box>
          </draw:frame>
          <draw:frame draw:style-name="gr6" draw:text-style-name="P3" draw:layer="layout" svg:width="6.441cm" svg:height="2.794cm" svg:x="5.959cm" svg:y="8.89cm">
            <draw:text-box>
              <text:p><text:span text:style-name="T2">Short message type : Data</text:span></text:p>
              <text:p><text:span text:style-name="T2"/></text:p>
              <text:p><text:span text:style-name="T2">Long message type: length = 0</text:span></text:p>
            </draw:text-box>
          </draw:frame>
        </draw:g>
        <draw:frame draw:style-name="gr7" draw:text-style-name="P4" xml:id="id1" draw:id="id1" draw:layer="layout" svg:width="5.588cm" svg:height="0.806cm" svg:x="19.774cm" svg:y="1.028cm">
          <draw:text-box>
            <text:p text:style-name="P2"><text:span text:style-name="T3">Extract header </text:span></text:p>
          </draw:text-box>
        </draw:frame>
        <draw:g>
          <draw:frame draw:style-name="gr5" draw:text-style-name="P3" draw:layer="layout" svg:width="10.616cm" svg:height="0.657cm" svg:x="1.322cm" svg:y="12.486cm">
            <draw:text-box>
              <text:p><text:span text:style-name="T2">Control seg:</text:span><text:span text:style-name="T2"><text:tab/></text:span><text:span text:style-name="T2">encode “con”</text:span></text:p>
            </draw:text-box>
          </draw:frame>
          <draw:frame draw:style-name="gr8" draw:text-style-name="P3" draw:layer="layout" svg:width="10.668cm" svg:height="1.433cm" svg:x="1.27cm" svg:y="13.313cm">
            <draw:text-box>
              <text:p><text:span text:style-name="T2">Message type:</text:span></text:p>
              <text:p><text:span text:style-name="T2">short message = header contains data</text:span></text:p>
              <text:p><text:span text:style-name="T2">Long message = data is sent in following packets</text:span></text:p>
            </draw:text-box>
          </draw:frame>
          <draw:frame draw:style-name="gr9" draw:text-style-name="P3" draw:layer="layout" svg:width="10.668cm" svg:height="0.697cm" svg:x="1.27cm" svg:y="14.814cm">
            <draw:text-box>
              <text:p><text:span text:style-name="T2">Time sent: local time at sender</text:span></text:p>
            </draw:text-box>
          </draw:frame>
          <draw:frame draw:style-name="gr9" draw:text-style-name="P3" draw:layer="layout" svg:width="10.668cm" svg:height="0.697cm" svg:x="1.27cm" svg:y="15.591cm">
            <draw:text-box>
              <text:p><text:span text:style-name="T2">Data type: <text:s text:c="4"/>camera n, usensor n, imu, etc</text:span></text:p>
            </draw:text-box>
          </draw:frame>
          <draw:frame draw:style-name="gr9" draw:text-style-name="P3" draw:layer="layout" svg:width="10.668cm" svg:height="0.697cm" svg:x="1.27cm" svg:y="16.392cm">
            <draw:text-box>
              <text:p><text:span text:style-name="T2">Origin: data source :</text:span><text:span text:style-name="T2"><text:tab/></text:span><text:span text:style-name="T2">arduino, rpi etc</text:span></text:p>
            </draw:text-box>
          </draw:frame>
          <draw:frame draw:style-name="gr9" draw:text-style-name="P3" draw:layer="layout" svg:width="10.668cm" svg:height="0.697cm" svg:x="1.27cm" svg:y="17.193cm">
            <draw:text-box>
              <text:p><text:span text:style-name="T2">Origin time : local time at data source</text:span></text:p>
            </draw:text-box>
          </draw:frame>
          <draw:frame draw:style-name="gr9" draw:text-style-name="P3" draw:layer="layout" svg:width="10.668cm" svg:height="0.697cm" svg:x="1.27cm" svg:y="17.994cm">
            <draw:text-box>
              <text:p><text:span text:style-name="T2">Data length:</text:span><text:span text:style-name="T2"><text:tab/></text:span><text:span text:style-name="T2">0 for short message, <text:s text:c="2"/># of bytes for long </text:span></text:p>
            </draw:text-box>
          </draw:frame>
        </draw:g>
        <draw:frame draw:style-name="gr7" draw:text-style-name="P4" xml:id="id2" draw:id="id2" draw:layer="layout" svg:width="5.588cm" svg:height="0.806cm" svg:x="19.774cm" svg:y="2.342cm">
          <draw:text-box>
            <text:p text:style-name="P2"><text:span text:style-name="T3">Confirm control seg</text:span></text:p>
          </draw:text-box>
        </draw:frame>
        <draw:connector draw:style-name="gr10" draw:text-style-name="P5" draw:layer="layout" draw:type="line" svg:x1="22.568cm" svg:y1="1.834cm" svg:x2="22.568cm" svg:y2="2.342cm" draw:start-shape="id1" draw:start-glue-point="2" draw:end-shape="id2" draw:end-glue-point="0" svg:d="M22568 1834v508" svg:viewBox="0 0 1 509">
          <text:p/>
        </draw:connector>
        <draw:frame draw:style-name="gr11" draw:text-style-name="P4" xml:id="id4" draw:id="id4" draw:layer="layout" svg:width="6.296cm" svg:height="3.026cm" svg:x="15.24cm" svg:y="7.776cm">
          <draw:text-box>
            <text:p text:style-name="P2"><text:span text:style-name="T3">Determine data length</text:span></text:p>
            <text:p text:style-name="P2"><text:span text:style-name="T3">Create message</text:span></text:p>
            <text:p text:style-name="P2"><text:span text:style-name="T3">Enter header info</text:span></text:p>
            <text:p text:style-name="P2"><text:span text:style-name="T3">Reserve message buffer</text:span></text:p>
            <text:p text:style-name="P2"><text:span text:style-name="T3">(ptr, length)</text:span></text:p>
          </draw:text-box>
        </draw:frame>
        <draw:connector draw:style-name="gr10" draw:text-style-name="P5" draw:layer="layout" draw:type="line" svg:x1="22.568cm" svg:y1="3.148cm" svg:x2="22.568cm" svg:y2="3.666cm" draw:start-shape="id2" draw:start-glue-point="2" draw:end-shape="id3" draw:end-glue-point="4" svg:d="M22568 3148v518" svg:viewBox="0 0 1 519">
          <text:p/>
        </draw:connector>
        <draw:g xml:id="id6" draw:id="id6">
          <draw:custom-shape draw:style-name="gr12" draw:text-style-name="P5" xml:id="id3" draw:id="id3" draw:layer="layout" svg:width="4.572cm" svg:height="1.778cm" svg:x="20.282cm" svg:y="3.66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3" draw:text-style-name="P4" draw:layer="layout" svg:width="5.588cm" svg:height="0.806cm" svg:x="19.774cm" svg:y="4.174cm">
            <draw:text-box>
              <text:p text:style-name="P2"><text:span text:style-name="T3">Message type</text:span></text:p>
            </draw:text-box>
          </draw:frame>
        </draw:g>
        <draw:connector draw:style-name="gr10" draw:text-style-name="P5" draw:layer="layout" draw:type="line" svg:x1="18.388cm" svg:y1="10.802cm" svg:x2="18.361cm" svg:y2="11.286cm" draw:start-shape="id4" draw:start-glue-point="2" draw:end-shape="id5" draw:end-glue-point="0" svg:d="M18388 10802l-27 484" svg:viewBox="0 0 28 485">
          <text:p/>
        </draw:connector>
        <draw:frame draw:style-name="gr3" draw:text-style-name="P1" draw:layer="layout" svg:width="1.27cm" svg:height="0.645cm" svg:x="19.012cm" svg:y="6.821cm">
          <draw:text-box>
            <text:p><text:span text:style-name="T1">long</text:span></text:p>
          </draw:text-box>
        </draw:frame>
        <draw:frame draw:style-name="gr3" draw:text-style-name="P1" draw:layer="layout" svg:width="1.778cm" svg:height="0.645cm" svg:x="24.092cm" svg:y="6.196cm">
          <draw:text-box>
            <text:p><text:span text:style-name="T1">short</text:span></text:p>
          </draw:text-box>
        </draw:frame>
        <draw:frame draw:style-name="gr14" draw:text-style-name="P4" xml:id="id5" draw:id="id5" draw:layer="layout" svg:width="6.35cm" svg:height="1.668cm" svg:x="15.186cm" svg:y="11.286cm">
          <draw:text-box>
            <text:p text:style-name="P2"><text:span text:style-name="T3">Read TCP buffer</text:span></text:p>
            <text:p text:style-name="P2"><text:span text:style-name="T3">Copy to message buffer</text:span></text:p>
          </draw:text-box>
        </draw:frame>
        <draw:connector draw:style-name="gr15" draw:text-style-name="P5" draw:layer="layout" draw:type="lines" draw:line-skew="3.343cm" svg:x1="22.568cm" svg:y1="5.444cm" svg:x2="21.536cm" svg:y2="9.289cm" draw:start-shape="id6" draw:start-glue-point="2" draw:end-shape="id4" svg:d="M22568 5444v3845h-531-501" svg:viewBox="0 0 1033 3846">
          <text:p/>
        </draw:connector>
        <draw:connector draw:style-name="gr15" draw:text-style-name="P5" draw:layer="layout" draw:type="lines" draw:line-skew="0cm -0.207cm" svg:x1="22.569cm" svg:y1="5.519cm" svg:x2="23.276cm" svg:y2="8.14cm" draw:end-shape="id7" svg:d="M22569 5519l-1 2621h708" svg:viewBox="0 0 709 2622">
          <text:p/>
        </draw:connector>
        <draw:frame draw:style-name="gr16" draw:text-style-name="P4" xml:id="id7" draw:id="id7" draw:layer="layout" svg:width="4.41cm" svg:height="1.916cm" svg:x="23.276cm" svg:y="7.182cm">
          <draw:text-box>
            <text:p text:style-name="P2"><text:span text:style-name="T3">Determine</text:span></text:p>
            <text:p text:style-name="P2"><text:span text:style-name="T3">Data pos</text:span></text:p>
            <text:p text:style-name="P2"><text:span text:style-name="T3">Data length</text:span></text:p>
          </draw:text-box>
        </draw:frame>
        <draw:frame draw:style-name="gr16" draw:text-style-name="P4" xml:id="id8" draw:id="id8" draw:layer="layout" svg:width="4.572cm" svg:height="1.916cm" svg:x="23.214cm" svg:y="9.752cm">
          <draw:text-box>
            <text:p text:style-name="P2"><text:span text:style-name="T3">Create message</text:span></text:p>
            <text:p text:style-name="P2"><text:span text:style-name="T3">Enter header info</text:span></text:p>
            <text:p text:style-name="P2"><text:span text:style-name="T3">Copy data</text:span></text:p>
          </draw:text-box>
        </draw:frame>
        <draw:connector draw:style-name="gr10" draw:text-style-name="P5" draw:layer="layout" draw:type="line" svg:x1="25.481cm" svg:y1="9.098cm" svg:x2="25.5cm" svg:y2="9.752cm" draw:start-shape="id7" draw:start-glue-point="2" draw:end-shape="id8" draw:end-glue-point="0" svg:d="M25481 9098l19 654" svg:viewBox="0 0 20 655">
          <text:p/>
        </draw:connector>
        <draw:frame draw:style-name="gr17" draw:text-style-name="P4" xml:id="id10" draw:id="id10" draw:layer="layout" svg:width="5.08cm" svg:height="1.4cm" svg:x="22.606cm" svg:y="12.57cm">
          <draw:text-box>
            <text:p text:style-name="P2"><text:span text:style-name="T3">‘</text:span><text:span text:style-name="T3">Message complete’</text:span></text:p>
            <text:p text:style-name="P2"><text:span text:style-name="T3">Confirm ok</text:span></text:p>
          </draw:text-box>
        </draw:frame>
        <draw:connector draw:style-name="gr10" draw:text-style-name="P5" draw:layer="layout" draw:type="line" svg:x1="18.361cm" svg:y1="12.954cm" svg:x2="18.361cm" svg:y2="13.716cm" draw:start-shape="id5" draw:start-glue-point="2" draw:end-shape="id9" draw:end-glue-point="4" svg:d="M18361 12954v762" svg:viewBox="0 0 1 763">
          <text:p/>
        </draw:connector>
        <draw:g>
          <draw:custom-shape draw:style-name="gr12" draw:text-style-name="P5" draw:layer="layout" svg:width="4.572cm" svg:height="1.778cm" svg:x="20.282cm" svg:y="3.6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3" draw:text-style-name="P4" draw:layer="layout" svg:width="5.588cm" svg:height="0.806cm" svg:x="19.774cm" svg:y="4.175cm">
            <draw:text-box>
              <text:p text:style-name="P2"><text:span text:style-name="T3">Message type</text:span></text:p>
            </draw:text-box>
          </draw:frame>
        </draw:g>
        <draw:g>
          <draw:custom-shape draw:style-name="gr12" draw:text-style-name="P5" draw:layer="layout" svg:width="4.572cm" svg:height="1.778cm" svg:x="20.282cm" svg:y="3.6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3" draw:text-style-name="P4" draw:layer="layout" svg:width="5.588cm" svg:height="0.806cm" svg:x="19.774cm" svg:y="4.175cm">
            <draw:text-box>
              <text:p text:style-name="P2"><text:span text:style-name="T3">Message type</text:span></text:p>
            </draw:text-box>
          </draw:frame>
        </draw:g>
        <draw:g xml:id="id12" draw:id="id12">
          <draw:custom-shape draw:style-name="gr18" draw:text-style-name="P5" xml:id="id9" draw:id="id9" draw:layer="layout" svg:width="5.842cm" svg:height="2.794cm" svg:x="15.44cm" svg:y="13.7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9" draw:text-style-name="P6" draw:layer="layout" svg:width="5.588cm" svg:height="1.361cm" svg:x="15.694cm" svg:y="14.387cm">
            <draw:text-box>
              <text:p text:style-name="P2"><text:span text:style-name="T3">Received N bytes</text:span></text:p>
              <text:p text:style-name="P2"><text:span text:style-name="T3">= message length?</text:span></text:p>
            </draw:text-box>
          </draw:frame>
        </draw:g>
        <draw:frame draw:style-name="gr20" draw:text-style-name="P4" xml:id="id11" draw:id="id11" draw:layer="layout" svg:width="4.318cm" svg:height="0.9cm" svg:x="22.968cm" svg:y="14.878cm">
          <draw:text-box>
            <text:p text:style-name="P2"><text:span text:style-name="T3">Queue message</text:span></text:p>
          </draw:text-box>
        </draw:frame>
        <draw:connector draw:style-name="gr10" draw:text-style-name="P5" draw:layer="layout" draw:type="line" svg:x1="25.5cm" svg:y1="11.668cm" svg:x2="25.146cm" svg:y2="12.57cm" draw:start-shape="id8" draw:start-glue-point="2" draw:end-shape="id10" svg:d="M25500 11668l-354 902" svg:viewBox="0 0 355 903">
          <text:p/>
        </draw:connector>
        <draw:connector draw:style-name="gr10" draw:text-style-name="P5" draw:layer="layout" draw:type="line" svg:x1="25.146cm" svg:y1="13.97cm" svg:x2="25.127cm" svg:y2="14.878cm" draw:start-shape="id10" draw:start-glue-point="2" draw:end-shape="id11" draw:end-glue-point="0" svg:d="M25146 13970l-19 908" svg:viewBox="0 0 20 909">
          <text:p/>
        </draw:connector>
        <draw:connector draw:style-name="gr15" draw:text-style-name="P5" draw:layer="layout" draw:type="lines" draw:line-skew="0.06cm -0.261cm" svg:x1="21.282cm" svg:y1="15.113cm" svg:x2="22.606cm" svg:y2="13.27cm" draw:start-shape="id12" draw:start-glue-point="1" draw:end-shape="id10" draw:end-glue-point="3" svg:d="M21282 15113h562v-1843h762" svg:viewBox="0 0 1325 1844">
          <text:p/>
        </draw:connector>
        <draw:frame draw:style-name="gr21" draw:text-style-name="P4" xml:id="id13" draw:id="id13" draw:layer="layout" svg:width="6.096cm" svg:height="1.408cm" svg:x="15.302cm" svg:y="17.434cm">
          <draw:text-box>
            <text:p text:style-name="P2"><text:span text:style-name="T3">Drop message</text:span></text:p>
            <text:p text:style-name="P2"><text:span text:style-name="T3">Request retransmission</text:span></text:p>
          </draw:text-box>
        </draw:frame>
        <draw:connector draw:style-name="gr10" draw:text-style-name="P5" draw:layer="layout" draw:type="line" svg:x1="18.361cm" svg:y1="16.51cm" svg:x2="18.35cm" svg:y2="17.434cm" draw:start-shape="id12" draw:start-glue-point="2" draw:end-shape="id13" svg:d="M18361 16510l-11 924" svg:viewBox="0 0 12 925">
          <text:p/>
        </draw:connector>
        <draw:frame draw:style-name="gr22" draw:text-style-name="P1" draw:layer="layout" svg:width="5.334cm" svg:height="1.47cm" svg:x="7.82cm" svg:y="0.613cm">
          <draw:text-box>
            <text:p><text:span text:style-name="T3">RPI, Jetson</text:span></text:p>
            <text:p><text:span text:style-name="T3">32 bit</text:span></text:p>
          </draw:text-box>
        </draw:frame>
        <draw:frame draw:style-name="gr23" draw:text-style-name="P1" draw:layer="layout" svg:width="5.334cm" svg:height="1.361cm" svg:x="10.16cm" svg:y="4.997cm">
          <draw:text-box>
            <text:p><text:span text:style-name="T3">PC cockpit</text:span></text:p>
            <text:p><text:span text:style-name="T3">64 bit</text:span></text:p>
          </draw:text-box>
        </draw:frame>
        <draw:frame draw:style-name="gr3" draw:text-style-name="P1" xml:id="id15" draw:id="id15" draw:layer="layout" svg:width="8.382cm" svg:height="0.645cm" svg:x="1.524cm" svg:y="5.705cm">
          <draw:text-box>
            <text:p><text:span text:style-name="T1">Socket, listen, connect, read</text:span></text:p>
          </draw:text-box>
        </draw:frame>
        <draw:connector draw:style-name="gr10" draw:text-style-name="P5" draw:layer="layout" draw:type="line" svg:x1="4.191cm" svg:y1="5.334cm" svg:x2="5.715cm" svg:y2="5.705cm" draw:start-shape="id14" draw:start-glue-point="2" draw:end-shape="id15" draw:end-glue-point="0" svg:d="M4191 5334l1524 371" svg:viewBox="0 0 1525 372">
          <text:p/>
        </draw:connector>
        <draw:frame draw:style-name="gr24" draw:text-style-name="P7" draw:layer="layout" svg:width="5.334cm" svg:height="1.916cm" svg:x="22.352cm" svg:y="18.658cm">
          <draw:text-box>
            <text:p><text:span text:style-name="T3">tcp_server.h</text:span></text:p>
            <text:p><text:span text:style-name="T3">tcp_server.cpp</text:span></text:p>
            <text:p><text:span text:style-name="T3">Test: tcp_reader.cpp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7:14:20.862792700</meta:creation-date>
    <dc:date>2018-10-09T23:03:27.452654318</dc:date>
    <meta:editing-duration>PT1H31M55S</meta:editing-duration>
    <meta:editing-cycles>52</meta:editing-cycles>
    <meta:generator>LibreOffice/5.1.6.2$Linux_X86_64 LibreOffice_project/10m0$Build-2</meta:generator>
    <meta:document-statistic meta:object-count="84"/>
  </office:meta>
</office:document-meta>
</file>